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Back First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Lay</text:p>
          </table:table-cell>
          <table:table-cell table:style-name="ce2"/>
          <table:table-cell table:number-columns-repeated="3"/>
          <table:table-cell table:style-name="ce2" table:number-columns-repeated="1017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2" calcext:value-type="float">
            <text:p>2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2" calcext:value-type="float">
            <text:p>2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p lia</text:p>
          </table:table-cell>
          <table:table-cell/>
          <table:table-cell table:formula="of:=[.B5]*([.$C$4]-1)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fit/Loss</text:p>
          </table:table-cell>
          <table:table-cell table:style-name="Default" table:formula="of:=[.B7]-[.C8]" office:value-type="float" office:value="1" calcext:value-type="float">
            <text:p>1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Default" office:value-type="string" calcext:value-type="string">
            <text:p>Profit/rate</text:p>
          </table:table-cell>
          <table:table-cell table:style-name="Default"/>
          <table:table-cell table:style-name="ce8" table:formula="of:=[.B9]/[.$C$4]" office:value-type="float" office:value="0.666666666666667" calcext:value-type="float">
            <text:p>0.67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[.C12]*([.$C$4]-1)" office:value-type="float" office:value="1.33333333333333" calcext:value-type="float">
            <text:p>1.33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backer's stake</text:p>
          </table:table-cell>
          <table:table-cell/>
          <table:table-cell table:formula="of:=[.B5]+[.C10]" office:value-type="float" office:value="2.66666666666667" calcext:value-type="float">
            <text:p>2.6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Profit/Loss</text:p>
          </table:table-cell>
          <table:table-cell table:style-name="ce6" table:formula="of:=[.B7]-[.C11]" office:value-type="float" office:value="0.666666666666667" calcext:value-type="float">
            <text:p>0.67</text:p>
          </table:table-cell>
          <table:table-cell table:style-name="ce6" table:formula="of:=[.C12]-[.B5]" office:value-type="float" office:value="0.666666666666667" calcext:value-type="float">
            <text:p>0.67</text:p>
          </table:table-cell>
          <table:table-cell table:style-name="ce4"/>
          <table:table-cell table:number-columns-repeated="3"/>
          <table:table-cell table:style-name="ce4" table:number-columns-repeated="1017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Lay Firs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er's stake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style-name="ce7" table:formula="of:=[.C21]*([.$C$20]-1)" office:value-type="float" office:value="80" calcext:value-type="float">
            <text:p>8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p profit</text:p>
          </table:table-cell>
          <table:table-cell table:style-name="ce7" table:formula="of:=[.B25]*([.$B$20]-1)" office:value-type="float" office:value="90" calcext:value-type="float">
            <text:p>90.00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tmp stake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Default" office:value-type="string" calcext:value-type="string">
            <text:p>Profit/Loss</text:p>
          </table:table-cell>
          <table:table-cell table:style-name="Default" table:formula="of:=[.B24]-[.C23]" office:value-type="float" office:value="10" calcext:value-type="float">
            <text:p>10</text:p>
          </table:table-cell>
          <table:table-cell table:style-name="Default" table:formula="of:=[.C21]-[.B2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stake</text:p>
          </table:table-cell>
          <table:table-cell table:style-name="ce8" table:formula="of:=([.C21]+[.C23])/[.B20]" office:value-type="float" office:value="9" calcext:value-type="float">
            <text:p>9.0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rofit</text:p>
          </table:table-cell>
          <table:table-cell table:style-name="ce8" table:formula="of:=[.B27]*([.B20]-1)" office:value-type="float" office:value="81" calcext:value-type="float">
            <text:p>81.00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Profit/Loss</text:p>
          </table:table-cell>
          <table:table-cell table:style-name="ce6" table:formula="of:=[.B28]-[.C23]" office:value-type="float" office:value="1" calcext:value-type="float">
            <text:p>1.00</text:p>
          </table:table-cell>
          <table:table-cell table:style-name="ce6" table:formula="of:=[.C21]-[.B27]" office:value-type="float" office:value="1" calcext:value-type="float">
            <text:p>1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21:51:44.758915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5:59:12.850023290</meta:creation-date>
    <meta:generator>LibreOffice/5.0.6.2$Linux_X86_64 LibreOffice_project/00m0$Build-2</meta:generator>
    <dc:date>2016-07-27T23:08:21.128597827</dc:date>
    <meta:editing-duration>PT55M40S</meta:editing-duration>
    <meta:editing-cycles>7</meta:editing-cycles>
    <meta:document-statistic meta:table-count="1" meta:cell-count="48" meta:object-count="0"/>
  </office:meta>
</office:document-meta>
</file>